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NTRERAS SULCA, KATHERIN LISSETH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83126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060167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NTRERAS SULCA, KATHERIN LISSETH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83126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183126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6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09/2021</text:p>
          </table:table-cell>
          <table:table-cell table:style-name="Tabla2.A3" office:value-type="string">
            <text:p text:style-name="P22">567531</text:p>
          </table:table-cell>
          <table:table-cell table:style-name="Tabla2.D3" office:value-type="string">
            <text:p text:style-name="P23">8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9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2:47:3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